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il Sådan et projekt som vi har er der nogle krav som skal være på plads. Brugerernes behov vil være at finde en passende gave til en pige. Til det villle der være nogle krav til vores produkt. Produktet skal kunne vise forskellige forslag til gaveideer, og derefter henvise en route til destinitionen. Til sådan et formål og natur af vores produkt, skal vi gå efter en høj Usability og<text:s text:c="2"/>User experince krav der gør produktet "Effective, efficient, having good utility, easy to learn, easy to remember" samt at det skal være "helpful" for vores bruger. </text:span></text:p>
      <text:p text:style-name="P1"><text:span text:style-name="T1">Kunden skal ikke bruge alt for lang tid for at finde et gave. Det kan vi gøre ved at holde de antal trin de skal igennem minimale. Set meget løst er vores produkt delt op i 3 trin. Man filterer gaver via katagorier osv, man trykker på den gave ide som lyder bedst. derefter bliver der vist et kort til hvor gaven evt. kan købes, og i de forskellige trin skal vi så prøve på at holde dem så små så muligt så det bliver let for brugerne at håndtere systemet, så det også bliver let for dem at sætte sig ind i.<text:s text:c="2"/>Når de filterer skal de selvfølglige have mange muligheder, men vi skal også passe må med at sætte for mange ind.<text:s/></text:span><text:span text:style-name="T2"/></text:p>
      <text:p text:style-name="P1"><text:span text:style-name="T2">---------------------------------------------------------------------------------------------------------------</text:span></text:p>
      <text:p text:style-name="P1"><text:span text:style-name="T2"/></text:p>
      <text:p text:style-name="P1"><text:span text:style-name="T3">Funktionelle</text:span></text:p>
      <text:p text:style-name="P1"><text:span text:style-name="T4">•</text:span><text:span text:style-name="T5"><text:s/>Data krav</text:span></text:p>
      <text:p text:style-name="P1"><text:span text:style-name="T6">•</text:span><text:span text:style-name="T7"><text:s/>Kontekst krav</text:span></text:p>
      <text:p text:style-name="P1"><text:span text:style-name="T8">•</text:span><text:span text:style-name="T9"><text:s/>fysisk miljø</text:span></text:p>
      <text:p text:style-name="P1"><text:span text:style-name="T10">•</text:span><text:span text:style-name="T11"><text:s/>socialt miljø</text:span></text:p>
      <text:p text:style-name="P1"><text:span text:style-name="T12">•</text:span><text:span text:style-name="T13"><text:s/>organisatorisk miljø</text:span></text:p>
      <text:p text:style-name="P1"><text:span text:style-name="T14">•</text:span><text:span text:style-name="T15"><text:s/>teknisk platform eller begrænsninger</text:span></text:p>
      <text:p text:style-name="P1"><text:span text:style-name="T16">•</text:span><text:span text:style-name="T17"><text:s/>Brugeres karakteristika</text:span></text:p>
      <text:p text:style-name="P1"><text:span text:style-name="T18"/></text:p>
      <text:p text:style-name="P1"><text:span text:style-name="T19">Establishing first requirements</text:span></text:p>
      <text:p text:style-name="P1"><text:span text:style-name="T19">Based on the studies conducted you must establish a first set of</text:span></text:p>
      <text:p text:style-name="P1"><text:span text:style-name="T19">requirements. This includes functional requirements; usability and user</text:span></text:p>
      <text:p text:style-name="P1"><text:span text:style-name="T19">experience requirements as well as requirements stemming from the context</text:span></text:p>
      <text:p text:style-name="P1"><text:span text:style-name="T19">of use. Include specific examples from your data gathering and -analysis to</text:span></text:p>
      <text:p text:style-name="P1"><text:span text:style-name="T19">motivate the requirements. This can include quotes, pictures, observations</text:span></text:p>
      <text:p text:style-name="P1"><text:span text:style-name="T19">etc. Include at least two different representations of the requirements, e.g.</text:span></text:p>
      <text:p text:style-name="P1"><text:span text:style-name="T19">scenarios, use cases, task descriptions or person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